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6">
      <style:paragraph-properties fo:orphans="2" fo:widows="2"/>
      <style:text-properties style:font-name="Arial" fo:language="en" fo:country="US" style:font-name-complex="Arial"/>
    </style:style>
    <style:style style:name="P69" style:family="paragraph" style:parent-style-name="Standard" style:list-style-name="WW8Num3">
      <style:paragraph-properties fo:orphans="2" fo:widows="2"/>
      <style:text-properties style:font-name="Arial" fo:language="en" fo:country="US" style:font-name-complex="Arial"/>
    </style:style>
    <style:style style:name="P7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4" style:family="paragraph" style:parent-style-name="Standard" style:list-style-name="WW8Num6">
      <style:text-properties style:font-name="Arial"/>
    </style:style>
    <style:style style:name="P75" style:family="paragraph" style:parent-style-name="Standard" style:list-style-name="WW8Num7">
      <style:text-properties style:font-name="Arial"/>
    </style:style>
    <style:style style:name="P76" style:family="paragraph" style:parent-style-name="Standard" style:list-style-name="WW8Num7">
      <style:text-properties style:font-name="Arial" fo:language="en" fo:country="GB" style:font-name-complex="Arial"/>
    </style:style>
    <style:style style:name="P7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8" style:family="paragraph" style:parent-style-name="Standard" style:list-style-name="WW8Num3">
      <style:paragraph-properties fo:orphans="2" fo:widows="2"/>
      <style:text-properties style:font-name="Arial" fo:language="en" fo:country="GB" style:font-name-complex="Arial"/>
    </style:style>
    <style:style style:name="P7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2" style:family="paragraph" style:parent-style-name="Standard" style:list-style-name="WW8Num3">
      <style:paragraph-properties fo:orphans="2" fo:widows="2"/>
    </style:style>
    <style:style style:name="P8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8" style:family="paragraph" style:parent-style-name="Heading_20_1">
      <style:paragraph-properties fo:text-align="start" style:justify-single-word="false" fo:orphans="2" fo:widows="2"/>
      <style:text-properties fo:font-size="14pt" style:font-size-asian="14pt" style:font-size-complex="14pt"/>
    </style:style>
    <style:style style:name="P89" style:family="paragraph" style:parent-style-name="Heading_20_1">
      <style:paragraph-properties fo:orphans="2" fo:widows="2"/>
    </style:style>
    <style:style style:name="P90" style:family="paragraph" style:parent-style-name="Heading_20_1">
      <style:paragraph-properties fo:margin-left="1.249cm" fo:margin-right="0cm" fo:orphans="2" fo:widows="2" fo:text-indent="-0.249cm" style:auto-text-indent="false">
        <style:tab-stops/>
      </style:paragraph-properties>
    </style:style>
    <style:style style:name="P91" style:family="paragraph" style:parent-style-name="Heading_20_2">
      <style:text-properties fo:font-size="14pt" style:font-size-asian="14pt" style:font-size-complex="14pt"/>
    </style:style>
    <style:style style:name="P92" style:family="paragraph" style:parent-style-name="Heading_20_2">
      <style:paragraph-properties fo:text-align="start" style:justify-single-word="false" fo:orphans="2" fo:widows="2"/>
      <style:text-properties fo:font-size="14pt" style:font-size-asian="14pt" style:font-size-complex="14pt"/>
    </style:style>
    <style:style style:name="P93" style:family="paragraph" style:parent-style-name="Heading_20_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11.11.2019</text:p>
      <text:p text:style-name="P3"/>
      <text:h text:style-name="P9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9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4847946435082282665" text:style-name="WW8Num4">
              <text:list-item>
                <text:p text:style-name="P59"><text:span text:style-name="Absatz-Standardschriftart"><text:span text:style-name="T11">Java EE Full Stack Entwickler</text:span></text:span></text:p>
              </text:list-item>
              <text:list-item>
                <text:p text:style-name="P61">Verteilte Java EE Anwendungen</text:p>
              </text:list-item>
              <text:list-item>
                <text:p text:style-name="P61">Microservices Architekturen in der Cloud</text:p>
              </text:list-item>
              <text:list-item>
                <text:p text:style-name="P61">REST API Webservices</text:p>
              </text:list-item>
              <text:list-item>
                <text:p text:style-name="P60">Technologien: Angular, ReactJs, Wicket, Spring, JSP, <text:s/>JPA</text:p>
              </text:list-item>
              <text:list-item>
                <text:p text:style-name="P60">Kubernetes, Docker</text:p>
              </text:list-item>
              <text:list-item>
                <text:p text:style-name="P60">Webanwendungen und E-Commerce</text:p>
              </text:list-item>
              <text:list-item>
                <text:p text:style-name="P61">Analyse und Design mit UML, OOA&amp;D</text:p>
              </text:list-item>
              <text:list-item>
                <text:p text:style-name="P60">Senior Developer, Architekt</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2.12.2019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8" text:outline-level="1">Bisherige Projekte:</text:h>
      <text:p text:style-name="P14"/>
      <text:h text:style-name="P91" text:outline-level="2"/>
      <text:h text:style-name="P91" text:outline-level="2">Digital Marketplace - G2M</text:h>
      <text:p text:style-name="P5"/>
      <text:p text:style-name="P5"><text:bookmark-start text:name="__DdeLink__6749_80361328911"/>Branche: <text:tab/>Nachrichtentechnik</text:p>
      <text:p text:style-name="P5"/>
      <text:p text:style-name="P4">Referenz:<text:tab/>Fa. Rohde &amp; Schwarz in München</text:p>
      <text:p text:style-name="P4"><text:tab/><text:tab/>Ansprechpartner Herr Patrick Bauriedl, Herr Christoph Maurer</text:p>
      <text:p text:style-name="P43"><text:span text:style-name="Internet_20_link"><text:span text:style-name="T11">http://www.rohde-schwarz.com</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float" office:value="43739">
            <text:p text:style-name="P6">10/2019</text:p>
          </table:table-cell>
          <table:table-cell table:style-name="Tabelle52.C1" office:value-type="string">
            <text:p text:style-name="P6">-</text:p>
          </table:table-cell>
          <table:table-cell table:style-name="Tabelle52.C1" office:value-type="string">
            <text:p text:style-name="P6"/>
          </table:table-cell>
          <table:table-cell table:style-name="Tabelle52.C1" office:value-type="string">
            <text:p text:style-name="P6">Mit</text:p>
          </table:table-cell>
          <table:table-cell table:style-name="Tabelle52.F1" office:value-type="string">
            <text:p text:style-name="P6"><text:s/>Monate</text:p>
          </table:table-cell>
        </table:table-row>
      </table:table>
      <text:p text:style-name="P16"/>
      <text:list xml:id="list3299066170755771505" text:style-name="WW8Num7">
        <text:list-item>
          <text:p text:style-name="P67">Full Stack Developer</text:p>
        </text:list-item>
        <text:list-item>
          <text:p text:style-name="P67">Entwicklung von Digital Marketplace Anwendungen</text:p>
        </text:list-item>
        <text:list-item>
          <text:p text:style-name="P67">WebShop Entwicklung mit Angular und NodeJs</text:p>
        </text:list-item>
        <text:list-item>
          <text:p text:style-name="P67">Backend und Frontend mit TypeScript und JavaScript</text:p>
        </text:list-item>
        <text:list-item>
          <text:p text:style-name="P67">Packet Manager npm und yarn</text:p>
        </text:list-item>
        <text:list-item>
          <text:p text:style-name="P67">Azure Cloud basierte PaaS</text:p>
        </text:list-item>
        <text:list-item>
          <text:p text:style-name="P67">Docker basisierte MicroServices</text:p>
        </text:list-item>
        <text:list-item>
          <text:p text:style-name="P67">Docker Compose multi-container Lösungen</text:p>
        </text:list-item>
        <text:list-item>
          <text:p text:style-name="P67">Harbor Registry für Docker images</text:p>
        </text:list-item>
        <text:list-item>
          <text:p text:style-name="P67">Git Hooks mit Husky</text:p>
        </text:list-item>
        <text:list-item>
          <text:p text:style-name="P67">Red Hat OpenShift Web Console und Kubernetes</text:p>
        </text:list-item>
        <text:list-item>
          <text:p text:style-name="P67">OKD OpenShift Kubernetes Distribution</text:p>
        </text:list-item>
        <text:list-item>
          <text:p text:style-name="P67">Administration des OpenShift Clusters</text:p>
        </text:list-item>
        <text:list-item>
          <text:p text:style-name="P67">OC und Kubectl CLI Befehle</text:p>
        </text:list-item>
        <text:list-item>
          <text:p text:style-name="P67">Template.yaml OpenShift Deployment Configs</text:p>
        </text:list-item>
        <text:list-item>
          <text:p text:style-name="P67">Azure Service Bus für asynchrones Messaging</text:p>
        </text:list-item>
        <text:list-item>
          <text:p text:style-name="P67">REST API Routen mit Versionierung</text:p>
        </text:list-item>
        <text:list-item>
          <text:p text:style-name="P67">Authentifizierung über SAML Service</text:p>
        </text:list-item>
        <text:list-item>
          <text:p text:style-name="P67">GitLab Repository Verwaltung</text:p>
        </text:list-item>
        <text:list-item>
          <text:p text:style-name="P67">JWT JSON Web Token Security Claims</text:p>
        </text:list-item>
        <text:list-item>
          <text:p text:style-name="P67">Non SQL Datenbank MongoDB</text:p>
        </text:list-item>
        <text:list-item>
          <text:p text:style-name="P67">Deployment und Konfiguration als Code mit Jenkinsfile Pipeline</text:p>
        </text:list-item>
        <text:list-item>
          <text:p text:style-name="P67">CI/CD Pipeline</text:p>
        </text:list-item>
        <text:list-item>
          <text:p text:style-name="P67">Distributed Tracing, OpenTracing</text:p>
        </text:list-item>
        <text:list-item>
          <text:p text:style-name="P67">OWASP und Lizence checks</text:p>
        </text:list-item>
        <text:list-item>
          <text:p text:style-name="P67">CSS Styles und Html Templates</text:p>
        </text:list-item>
        <text:list-item>
          <text:p text:style-name="P67">Jasmine, Karma und Robot Tests</text:p>
        </text:list-item>
        <text:list-item>
          <text:p text:style-name="P67">Test mit Robot Framework und RIDE Suiten</text:p>
        </text:list-item>
        <text:list-item>
          <text:p text:style-name="P67">Python Scripte für Test Automatisierung</text:p>
        </text:list-item>
        <text:list-item>
          <text:p text:style-name="P67">Sonar und Checkstlye Coverage</text:p>
          <text:p text:style-name="P71"/>
          <text:p text:style-name="P71"><text:soft-page-break/>Tätigkeit:</text:p>
          <text:p text:style-name="P71"/>
        </text:list-item>
        <text:list-item>
          <text:p text:style-name="P67">Dev und DevOps Tätigkeiten</text:p>
        </text:list-item>
        <text:list-item>
          <text:p text:style-name="P67">Entwicklung eines generischen Webshops</text:p>
        </text:list-item>
        <text:list-item>
          <text:p text:style-name="P67">Erweiterbarkeit des Shops um technische Cloud Produkte</text:p>
        </text:list-item>
        <text:list-item>
          <text:p text:style-name="P67">Go-2-Market Anwendungen - G2M</text:p>
        </text:list-item>
        <text:list-item>
          <text:p text:style-name="P67">Identity und Access Management</text:p>
        </text:list-item>
        <text:list-item>
          <text:p text:style-name="P67">Remote Kommunikation über GotoMeeting und Skype</text:p>
        </text:list-item>
        <text:list-item>
          <text:p text:style-name="P67">Agile, remote Scrum Team</text:p>
        </text:list-item>
        <text:list-item>
          <text:p text:style-name="P67">Grooming, Planning, Retrospektive</text:p>
        </text:list-item>
        <text:list-item>
          <text:p text:style-name="P70">Projekt Sprache Englisch</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MongoDB, CosmosDB, mySQL</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Red Hat OpenShift, Azure, MongoDB, Docker, Visual Studio Code, Notepad++, Citrix, Chrome DevTools, TypeScript, </text:p>
            <text:p text:style-name="P21">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text:p>
          </table:table-cell>
        </table:table-row>
      </table:table>
      <text:p text:style-name="P15"/>
      <text:p text:style-name="P25"/>
      <text:p text:style-name="P25"/>
      <text:h text:style-name="P9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0295281" text:continue-numbering="true" text:style-name="WW8Num7">
        <text:list-item>
          <text:p text:style-name="P67">Full Stack Developer</text:p>
        </text:list-item>
        <text:list-item>
          <text:p text:style-name="P67">Implementierung von Spring Microservices</text:p>
        </text:list-item>
        <text:list-item>
          <text:p text:style-name="P67">Spring Eureka Multi Instanz Architektur</text:p>
        </text:list-item>
        <text:list-item>
          <text:p text:style-name="P67">Spring Boot und Spring Batch Applikationen</text:p>
        </text:list-item>
        <text:list-item>
          <text:p text:style-name="P67">Spring Core, Security</text:p>
        </text:list-item>
        <text:list-item>
          <text:p text:style-name="P67">Spring Cloud Netflix, Eureka, MVC, Thymeleaf</text:p>
        </text:list-item>
        <text:list-item>
          <text:p text:style-name="P80">RESTful Spring Controller</text:p>
        </text:list-item>
        <text:list-item>
          <text:p text:style-name="P67">Angular Frontend Weiterentwicklung</text:p>
        </text:list-item>
        <text:list-item>
          <text:p text:style-name="P67">Npm und NodeJs</text:p>
        </text:list-item>
        <text:list-item>
          <text:p text:style-name="P67">Java und JavaScript</text:p>
        </text:list-item>
        <text:list-item>
          <text:p text:style-name="P67">Reactive Programmung mit Typescript</text:p>
        </text:list-item>
        <text:list-item>
          <text:p text:style-name="P67">Json und yml Daten Formate</text:p>
        </text:list-item>
        <text:list-item>
          <text:p text:style-name="P67">Umfangreiche DevOps Tätigkeiten</text:p>
        </text:list-item>
        <text:list-item>
          <text:p text:style-name="P67">Jenkins Release Pipeline über Jenkinsfile</text:p>
        </text:list-item>
        <text:list-item>
          <text:p text:style-name="P67">Groovy Scripte für DevOps</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text:soft-page-break/>Svn to Git Migration</text:p>
        </text:list-item>
        <text:list-item>
          <text:p text:style-name="P67">Einführung des Git-flow Workflows mit GitLab</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67">Spikes für Kotlin und Scala</text:p>
        </text:list-item>
      </text:list>
      <text:p text:style-name="P26"/>
      <text:p text:style-name="P47">Tätigkeit:</text:p>
      <text:p text:style-name="P47"/>
      <text:list xml:id="list30293596" text:continue-numbering="true" text:style-name="WW8Num7">
        <text:list-item>
          <text:p text:style-name="P83">Kundenaccounts mit Single Sign On</text:p>
        </text:list-item>
        <text:list-item>
          <text:p text:style-name="P83">Authentifizierung / Authorisierung</text:p>
        </text:list-item>
        <text:list-item>
          <text:p text:style-name="P83">Segregation Of Duties - SoD</text:p>
        </text:list-item>
        <text:list-item>
          <text:p text:style-name="P83">Agile Story Planung mit JIRA</text:p>
        </text:list-item>
        <text:list-item>
          <text:p text:style-name="P83">Smartcard PKI Login</text:p>
        </text:list-item>
        <text:list-item>
          <text:p text:style-name="P83">Secure Coding</text:p>
        </text:list-item>
        <text:list-item>
          <text:p text:style-name="P83">Protection Requirements Assessment PRA</text:p>
        </text:list-item>
        <text:list-item>
          <text:p text:style-name="P83">Benutzer Stammdaten Verwaltung</text:p>
        </text:list-item>
        <text:list-item>
          <text:p text:style-name="P83">2-Factor Authentication</text:p>
        </text:list-item>
        <text:list-item>
          <text:p text:style-name="P83">Prozess Definitionen</text:p>
        </text:list-item>
        <text:list-item>
          <text:p text:style-name="P83">Koordination und Bug Tracking</text:p>
        </text:list-item>
        <text:list-item>
          <text:p text:style-name="P83">Agile Development mit Scrum und Kanban</text:p>
        </text:list-item>
        <text:list-item>
          <text:p text:style-name="P83">Grooming, Planning, Retrospektive</text:p>
        </text:list-item>
        <text:list-item>
          <text:p text:style-name="P83">Remote Kommunikation über Circuit</text:p>
        </text:list-item>
        <text:list-item>
          <text:p text:style-name="P83">Projekt Sprache Englisch</text:p>
        </text:list-item>
        <text:list-item>
          <text:p text:style-name="P83">Teilweise remote Team</text:p>
          <text:p text:style-name="P8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text:span><text:span text:style-name="T16">,</text:span><text:span text:style-name="T16">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1"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text:soft-page-break/></text:p>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0302418"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67">Spike für Scala</text:p>
        </text:list-item>
      </text:list>
      <text:p text:style-name="P15"/>
      <text:p text:style-name="P47">Tätigkeit:</text:p>
      <text:p text:style-name="P49"/>
      <text:list xml:id="list4510268515939599248" text:style-name="WW8Num6">
        <text:list-item>
          <text:p text:style-name="P68">Finanzportal für öffentliche Finanzierung</text:p>
        </text:list-item>
        <text:list-item>
          <text:p text:style-name="P68">Öffentliche Ausschreibung von Kreditvergaben für Gemeinden und Investoren</text:p>
        </text:list-item>
        <text:list-item>
          <text:p text:style-name="P68">Komplette Neuentwicklung mit verteiltem Team</text:p>
        </text:list-item>
        <text:list-item>
          <text:p text:style-name="P68">Agile Development mit Scrum und Kanban</text:p>
        </text:list-item>
        <text:list-item>
          <text:p text:style-name="P68">Grooming, Planning, Retrospektive</text:p>
        </text:list-item>
        <text:list-item>
          <text:p text:style-name="P68">Remote Kommunikation über TeamViewer, Skype, Slack</text:p>
        </text:list-item>
        <text:list-item>
          <text:p text:style-name="P68">Projekt Sprache Englisch</text:p>
        </text:list-item>
        <text:list-item>
          <text:p text:style-name="P68">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text:soft-page-break/>Datenbanken</text:p>
          </table:table-cell>
          <table:table-cell table:style-name="Tabelle49.C1" office:value-type="string">
            <text:p text:style-name="P32">Windows, Linux</text:p>
            <text:p text:style-name="P31"><text:soft-page-break/>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0286474" text:continue-list="list30302418" text:style-name="WW8Num7">
        <text:list-item>
          <text:p text:style-name="P72">Microservices Architektur<text:bookmark-end text:name="__DdeLink__3371_803613289"/></text:p>
        </text:list-item>
        <text:list-item>
          <text:p text:style-name="P72">Frontend Entwicklung mit ReactJs</text:p>
        </text:list-item>
        <text:list-item>
          <text:p text:style-name="P72">Backend Entwicklung mit Spring 4 und Java 8</text:p>
        </text:list-item>
        <text:list-item>
          <text:p text:style-name="P72">Implementierung einer Single Page Applikation</text:p>
        </text:list-item>
        <text:list-item>
          <text:p text:style-name="P72">Workflow Implementierung für Statemachine</text:p>
        </text:list-item>
        <text:list-item>
          <text:p text:style-name="P72">Redux Datastore Anbindung</text:p>
        </text:list-item>
        <text:list-item>
          <text:p text:style-name="P72">REST Kommunikation</text:p>
        </text:list-item>
        <text:list-item>
          <text:p text:style-name="P72">Ajax und Promises Callback Kommunikation</text:p>
        </text:list-item>
        <text:list-item>
          <text:p text:style-name="P72"><text:span text:style-name="T15">Node.js</text:span> und npm Entwicklung</text:p>
        </text:list-item>
        <text:list-item>
          <text:p text:style-name="P72">Websocket Endpoint Messaging</text:p>
        </text:list-item>
        <text:list-item>
          <text:p text:style-name="P72">EsLint für Codequalität</text:p>
        </text:list-item>
        <text:list-item>
          <text:p text:style-name="P72">Implementierung von transaktionalen Spring Komponenten</text:p>
        </text:list-item>
        <text:list-item>
          <text:p text:style-name="P72">Persistierung mit Hibernate</text:p>
        </text:list-item>
        <text:list-item>
          <text:p text:style-name="P72">Daten Migration</text:p>
        </text:list-item>
        <text:list-item>
          <text:p text:style-name="P72">SCM mit Git und Gogs</text:p>
        </text:list-item>
        <text:list-item>
          <text:p text:style-name="P72">Unit und Integration Tests</text:p>
        </text:list-item>
        <text:list-item>
          <text:p text:style-name="P72">Jenkins Build Überwachung</text:p>
        </text:list-item>
        <text:list-item>
          <text:p text:style-name="P72">JBoss, Wildfly Application Server</text:p>
        </text:list-item>
        <text:list-item>
          <text:p text:style-name="P72">Gradle und Maven Build Control</text:p>
        </text:list-item>
      </text:list>
      <text:p text:style-name="P7"/>
      <text:p text:style-name="P13"/>
      <text:p text:style-name="P47">Tätigkeit:</text:p>
      <text:p text:style-name="P49"/>
      <text:list xml:id="list30286488" text:continue-list="list4510268515939599248" text:style-name="WW8Num6">
        <text:list-item>
          <text:p text:style-name="P74">Logistik für Betriebshof Optimierung</text:p>
        </text:list-item>
        <text:list-item>
          <text:p text:style-name="P74">Fuhrpark Steuerung flow</text:p>
        </text:list-item>
        <text:list-item>
          <text:p text:style-name="P74">Ablaufsteuerung mit Workflow Engine, Zustandsautomat, Statemaschine</text:p>
        </text:list-item>
        <text:list-item>
          <text:p text:style-name="P74">RFID Erkennung</text:p>
        </text:list-item>
        <text:list-item>
          <text:p text:style-name="P74">Überwachung Zugangskontrolle</text:p>
        </text:list-item>
        <text:list-item>
          <text:p text:style-name="P74"><text:soft-page-break/>Certified Scrum Master PSM</text:p>
        </text:list-item>
        <text:list-item>
          <text:p text:style-name="P74">Verteilte Teams, Nearshoring</text:p>
        </text:list-item>
        <text:list-item>
          <text:p text:style-name="P74">JIRA, Confluence</text:p>
        </text:list-item>
        <text:list-item>
          <text:p text:style-name="P74">Skype, TeamViewer</text:p>
        </text:list-item>
        <text:list-item>
          <text:p text:style-name="P74">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1"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0298626" text:continue-list="list30286474" text:style-name="WW8Num7">
        <text:list-item>
          <text:p text:style-name="P72">Angular Frontend Entwicklung</text:p>
        </text:list-item>
        <text:list-item>
          <text:p text:style-name="P72">Spring Backend Entwicklung</text:p>
        </text:list-item>
        <text:list-item>
          <text:p text:style-name="P72">Entwicklung mit Java 8 Sprachfeatures</text:p>
        </text:list-item>
        <text:list-item>
          <text:p text:style-name="P72">REST Aufruf Schnittstelle mit Promises und Observables</text:p>
        </text:list-item>
        <text:list-item>
          <text:p text:style-name="P72">Asynchrone Client/Server Kommunikation mit Callbacks</text:p>
        </text:list-item>
        <text:list-item>
          <text:p text:style-name="P72">Cross-Origin Resource Sharing (CORS) Implementierung mit Spring</text:p>
        </text:list-item>
        <text:list-item>
          <text:p text:style-name="P72">Protection gegen Cross Side Scripting (CSRF) mit Spring</text:p>
        </text:list-item>
        <text:list-item>
          <text:p text:style-name="P72">Grunt und Maven als Build Tool</text:p>
        </text:list-item>
        <text:list-item>
          <text:p text:style-name="P72">Projekt Modularisierung in Node.js, npm Submodule</text:p>
        </text:list-item>
        <text:list-item>
          <text:p text:style-name="P72">JSON und YAML Datei Formate</text:p>
        </text:list-item>
        <text:list-item>
          <text:p text:style-name="P72">Verwendung von HTML5 und CSS</text:p>
        </text:list-item>
        <text:list-item>
          <text:p text:style-name="P72">Protractor E2E Tests</text:p>
        </text:list-item>
        <text:list-item>
          <text:p text:style-name="P72">Jasmine Test Framework</text:p>
        </text:list-item>
        <text:list-item>
          <text:p text:style-name="P72">Selenium Web Driver Tests mit PhantomJS</text:p>
        </text:list-item>
        <text:list-item>
          <text:p text:style-name="P72">Oracle VirtualBox für Vagrant Virtualisierung</text:p>
        </text:list-item>
        <text:list-item>
          <text:p text:style-name="P72">Migration mit Postgre Datenbank Scripts</text:p>
        </text:list-item>
      </text:list>
      <text:p text:style-name="P7"/>
      <text:p text:style-name="P13"/>
      <text:p text:style-name="P47"><text:bookmark-start text:name="__DdeLink__3448_1346662106"/>Tätigkeit:</text:p>
      <text:p text:style-name="P49"/>
      <text:list xml:id="list30276531" text:continue-list="list30286488" text:style-name="WW8Num6">
        <text:list-item>
          <text:p text:style-name="P74"><text:bookmark-start text:name="__DdeLink__3446_1346662106"/>Komplette Neuentwicklung in kleinem Team<text:bookmark-end text:name="__DdeLink__3448_1346662106"/></text:p>
        </text:list-item>
        <text:list-item>
          <text:p text:style-name="P74">Tarifberechnung von KFZ Versicherungen für Endkunden</text:p>
        </text:list-item>
        <text:list-item>
          <text:p text:style-name="P74">Kunden Registrierung mit Double-Opt-in</text:p>
        </text:list-item>
        <text:list-item>
          <text:p text:style-name="P74">Automatisierter E-Mail Versand</text:p>
        </text:list-item>
        <text:list-item>
          <text:p text:style-name="P74"><text:soft-page-break/>Confluence, Jira für Vorgangssteuerung</text:p>
        </text:list-item>
        <text:list-item>
          <text:p text:style-name="P74">Umsetzung im Scrum Team</text:p>
        </text:list-item>
        <text:list-item>
          <text:p text:style-name="P74">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0297892" text:continue-list="list30298626" text:style-name="WW8Num7">
        <text:list-item>
          <text:p text:style-name="P72">EJB Backend</text:p>
        </text:list-item>
        <text:list-item>
          <text:p text:style-name="P72">Migration von EJB 2.1 nach EJB 3.0</text:p>
        </text:list-item>
        <text:list-item>
          <text:p text:style-name="P72">Webservice REST Client/Server Kommunikation</text:p>
        </text:list-item>
        <text:list-item>
          <text:p text:style-name="P72">Angular2 Web Entwicklung mit TypeScript</text:p>
        </text:list-item>
        <text:list-item>
          <text:p text:style-name="P72">TypeScript als Abstraktion für JavaScript</text:p>
        </text:list-item>
        <text:list-item>
          <text:p text:style-name="P72">JPA Entity Entwickung mit EclipseLink</text:p>
        </text:list-item>
        <text:list-item>
          <text:p text:style-name="P72">Spring Data für JPA Repository Zugriffe</text:p>
        </text:list-item>
        <text:list-item>
          <text:p text:style-name="P72">TestNG Komponenten Tests</text:p>
        </text:list-item>
        <text:list-item>
          <text:p text:style-name="P72">Oracle WebLogic Application Server</text:p>
        </text:list-item>
        <text:list-item>
          <text:p text:style-name="P72">Oracle PL/SQL Stored Procedures</text:p>
        </text:list-item>
        <text:list-item>
          <text:p text:style-name="P72">RMI - Remote Methode Invocation</text:p>
        </text:list-item>
        <text:list-item>
          <text:p text:style-name="P72">Workflow Engine</text:p>
        </text:list-item>
        <text:list-item>
          <text:p text:style-name="P72">MSISDN Migration über Staging Tabellen</text:p>
        </text:list-item>
        <text:list-item>
          <text:p text:style-name="P72">JavaScript</text:p>
        </text:list-item>
        <text:list-item>
          <text:p text:style-name="P72">Node.js und npm für Packages und Modules Management</text:p>
        </text:list-item>
        <text:list-item>
          <text:p text:style-name="P72">Java 8 Sprachfeatures</text:p>
        </text:list-item>
        <text:list-item>
          <text:p text:style-name="P72">Jenkins Continues Integration Job Administration</text:p>
        </text:list-item>
        <text:list-item>
          <text:p text:style-name="P72">Citrus Integrations Tests</text:p>
        </text:list-item>
        <text:list-item>
          <text:p text:style-name="P72">Maven Multi Projekt Profile</text:p>
        </text:list-item>
        <text:list-item>
          <text:p text:style-name="P72">Daten Migration von Massendaten</text:p>
        </text:list-item>
        <text:list-item>
          <text:p text:style-name="P72">x.400 Gateway und 2MRDB Portierung</text:p>
        </text:list-item>
        <text:list-item>
          <text:p text:style-name="P72">CORBA Tuxedo Connector</text:p>
        </text:list-item>
        <text:list-item>
          <text:p text:style-name="P72">CORBA IDL</text:p>
        </text:list-item>
      </text:list>
      <text:p text:style-name="P7"/>
      <text:p text:style-name="P13"/>
      <text:p text:style-name="P47">Tätigkeit:</text:p>
      <text:p text:style-name="P49"/>
      <text:list xml:id="list30295742" text:continue-list="list30276531" text:style-name="WW8Num6">
        <text:list-item>
          <text:p text:style-name="P74">Number Management System pflege</text:p>
        </text:list-item>
        <text:list-item>
          <text:p text:style-name="P74">Telefonnummern Portierung</text:p>
        </text:list-item>
        <text:list-item>
          <text:p text:style-name="P74">Import und Export der Rufnummern für den Prepaid- und Postpaid Marken</text:p>
        </text:list-item>
        <text:list-item>
          <text:p text:style-name="P74">Starter Pack SIM Migration</text:p>
        </text:list-item>
        <text:list-item>
          <text:p text:style-name="P74"><text:soft-page-break/>Git Brunching Strategien und Pull Requests</text:p>
        </text:list-item>
        <text:list-item>
          <text:p text:style-name="P74">Atlassian Tool Suite für die Kommunikation</text:p>
        </text:list-item>
        <text:list-item>
          <text:p text:style-name="P74">Confluence Jira für Vorgangssteuerung</text:p>
        </text:list-item>
        <text:list-item>
          <text:p text:style-name="P74">Bugtracking über ClearQuest</text:p>
        </text:list-item>
        <text:list-item>
          <text:p text:style-name="P74">Lasttests</text:p>
        </text:list-item>
        <text:list-item>
          <text:p text:style-name="P74">Umsetztung im Scrum Team</text:p>
        </text:list-item>
        <text:list-item>
          <text:p text:style-name="P74">Koordination mit Fachbereich</text:p>
        </text:list-item>
        <text:list-item>
          <text:p text:style-name="P74">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3">Generische Umsetzung von MAPP für die Auto Herstellung, Planung und Produktion von BMW Fahrzeugen</text:p>
        </text:list-item>
        <text:list-item>
          <text:p text:style-name="P73"><text:soft-page-break/>Implementierung und technische Umsetzung</text:p>
        </text:list-item>
        <text:list-item>
          <text:p text:style-name="P73">Senior Entwickler</text:p>
        </text:list-item>
        <text:list-item>
          <text:p text:style-name="P73">Scrum Master Tätigkeiten</text:p>
        </text:list-item>
        <text:list-item>
          <text:p text:style-name="P73">Teilprojekt Koordination</text:p>
        </text:list-item>
        <text:list-item>
          <text:p text:style-name="P73">Koordination mit Fachbereich</text:p>
        </text:list-item>
        <text:list-item>
          <text:p text:style-name="P73">Kommunikation Test Team</text:p>
        </text:list-item>
        <text:list-item>
          <text:p text:style-name="P73">Organisation Entwicklertreff</text:p>
        </text:list-item>
        <text:list-item>
          <text:p text:style-name="P73">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5">Web Entwicklung mit Spring MVC Web Framework</text:p>
        </text:list-item>
        <text:list-item>
          <text:p text:style-name="P75">Schnittstellen Erweiterung für bestehende Services</text:p>
        </text:list-item>
        <text:list-item>
          <text:p text:style-name="P75">Spring Core für Dependency Injection</text:p>
        </text:list-item>
        <text:list-item>
          <text:p text:style-name="P76">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6">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text:soft-page-break/>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6">Last Tests von Webservices mit SoapUI</text:p>
        </text:list-item>
        <text:list-item>
          <text:p text:style-name="P76">Threading und Web Load-Tests mit LoadUIWeb</text:p>
        </text:list-item>
        <text:list-item>
          <text:p text:style-name="P76">Remote Wartung via Secure Shell (SSH) und odin</text:p>
        </text:list-item>
      </text:list>
      <text:p text:style-name="P22"/>
      <text:p text:style-name="P22"/>
      <text:p text:style-name="P47">Tätigkeit:</text:p>
      <text:p text:style-name="P49"/>
      <text:list xml:id="list32760491" text:style-name="WW8Num6">
        <text:list-item>
          <text:p text:style-name="P73">Im Online-Portal für ambulante Leistungen (OPAL) werden Untersuchungsergebnisse elektronisch dokumentiert</text:p>
        </text:list-item>
        <text:list-item>
          <text:p text:style-name="P73">Einreichung der elektronische Untersuchungsdaten bei der KVB</text:p>
        </text:list-item>
        <text:list-item>
          <text:p text:style-name="P73">Erweitern der Online Dokumentation OPAL für Ärzte</text:p>
        </text:list-item>
        <text:list-item>
          <text:p text:style-name="P73">Zeitliche Versionierung von fachlichen Anforderungen</text:p>
        </text:list-item>
        <text:list-item>
          <text:p text:style-name="P73">Export der Daten in Sciphox und EHD Format</text:p>
        </text:list-item>
        <text:list-item>
          <text:p text:style-name="P73">Pflege der Datenbestände mit SQL Scripten</text:p>
        </text:list-item>
        <text:list-item>
          <text:p text:style-name="P73">Neuentwicklung von einzelnen Dokumentationen wie Hörgeräte, Molekulargenetik und Sozialpsychiatrie</text:p>
        </text:list-item>
        <text:list-item>
          <text:p text:style-name="P73">Unterstützung folgender Arzt Dokumentations Programme:</text:p>
        </text:list-item>
        <text:list-item>
          <text:p text:style-name="P73">Allergologie, Balneophototherapie, Belastungs-EKG, Darmkrebsberatung, eDMP, DMP-Brustkrebs, Hautkrebsscreening,</text:p>
        </text:list-item>
        <text:list-item>
          <text:p text:style-name="P73">Koloskopie, Multiple Sklerose, Risikoprävention bei Kinderwunsch, Schmerztherapie, Sonografie Schwangerschaftsvorsorge</text:p>
        </text:list-item>
        <text:list-item>
          <text:p text:style-name="P73">Tonsillotomie, Gastroskopie, Onkologie</text:p>
        </text:list-item>
        <text:list-item>
          <text:p text:style-name="P73">Wöchentliche Teilnahme am Clean Code Developer Prozess</text:p>
        </text:list-item>
        <text:list-item>
          <text:p text:style-name="P73">Regelmäßige Retrospektiven</text:p>
        </text:list-item>
        <text:list-item>
          <text:p text:style-name="P73">Agile Vorgehensweisen, Scrum, Kanban, DevOps</text:p>
        </text:list-item>
        <text:list-item>
          <text:p text:style-name="P73">Enge Zusammenarbeit mit der Fachabteilung</text:p>
        </text:list-item>
        <text:list-item>
          <text:p text:style-name="P73">Vorgehensmodell Scrum mit Daily Standup und Retrospektive</text:p>
        </text:list-item>
        <text:list-item>
          <text:p text:style-name="P73">Ausübung der Scrum Master Rolle</text:p>
        </text:list-item>
        <text:list-item>
          <text:p text:style-name="P73">Schätzworkshops um Aufwände vorab zuklären</text:p>
        </text:list-item>
        <text:list-item>
          <text:p text:style-name="P73">Prozessorientierte Arbeitsweise</text:p>
        </text:list-item>
        <text:list-item>
          <text:p text:style-name="P73">Release Planung mit JIRA Unterstützung</text:p>
        </text:list-item>
        <text:list-item>
          <text:p text:style-name="P79">JIRA Rapid Board Plannungs Tool für Scrum</text:p>
        </text:list-item>
        <text:list-item>
          <text:p text:style-name="P81"><text:span text:style-name="Absatz-Standardschriftart"><text:span text:style-name="T7"><text:tab/></text:span></text:span><text:span text:style-name="Absatz-Standardschriftart"><text:span text:style-name="T3">Überwachung der Code Metriken mit SONAR</text:span></text:span></text:p>
        </text:list-item>
        <text:list-item>
          <text:p text:style-name="P73">Pflege und Wartung des Intranet Wiki</text:p>
        </text:list-item>
        <text:list-item>
          <text:p text:style-name="P73">Arbeiten mit verschiedenen Deployment Umgebungen</text:p>
        </text:list-item>
        <text:list-item>
          <text:p text:style-name="P73">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7">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7572762289220809697" text:style-name="WW8Num2">
        <text:list-item>
          <text:p text:style-name="P84">Aufbau eines Angler Verzeichnisses, Angel-Wiki</text:p>
        </text:list-item>
        <text:list-item>
          <text:p text:style-name="P84">Wissensdatenbank für Fische, Gewässer, Techniken, Hersteller und Angelmethoden</text:p>
        </text:list-item>
        <text:list-item>
          <text:p text:style-name="P84">Realisierung von Sozialen Netzwerk Eigenschaften wie Kommentieren, Mitmachen oder Kontopflege</text:p>
        </text:list-item>
        <text:list-item>
          <text:p text:style-name="P84">Anbindung an Facebook, Google+ und Twitter</text:p>
        </text:list-item>
        <text:list-item>
          <text:p text:style-name="P84">Anbindung von WordPress Blog System an Webanwendung</text:p>
        </text:list-item>
        <text:list-item>
          <text:p text:style-name="P84">Fachliche Abstimmung mit Redakteuren der diversen Zeitschriften</text:p>
        </text:list-item>
        <text:list-item>
          <text:p text:style-name="P84">Enge Zusammenarbeit mit Webdesignern</text:p>
        </text:list-item>
        <text:list-item>
          <text:p text:style-name="P84">Arbeiten nach einem vorher abgestimmten Designentwurf</text:p>
        </text:list-item>
        <text:list-item>
          <text:p text:style-name="P84">Vorgehensmodell Scrum mit Daily Standup</text:p>
        </text:list-item>
        <text:list-item>
          <text:p text:style-name="P84"><text:soft-page-break/>Auswertung der erreichten Komplexitatspunkte<text:tab/></text:p>
        </text:list-item>
        <text:list-item>
          <text:p text:style-name="P84">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text:soft-page-break/>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4">Detailierte Kenntnisse in verschiedensten Versicherungstarifen wie Riester, BUZ, ...</text:p>
        </text:list-item>
        <text:list-item>
          <text:p text:style-name="P84">Scrum als Vorgehensmodell mit Burndown Chart und Standup</text:p>
        </text:list-item>
        <text:list-item>
          <text:p text:style-name="P84">Extreme Programming</text:p>
        </text:list-item>
        <text:list-item>
          <text:p text:style-name="P84">Zeitweises Pairprogramming</text:p>
        </text:list-item>
        <text:list-item>
          <text:p text:style-name="P84">Einführung des BiPRO Webservices</text:p>
        </text:list-item>
        <text:list-item>
          <text:p text:style-name="P85">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ext:soft-page-break/>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4">Einarbeitung in Anroid SDK und iui Google, JQTouch Framework</text:p>
        </text:list-item>
        <text:list-item>
          <text:p text:style-name="P84">Entwicklung eines einfachen Würfels für Android Market</text:p>
        </text:list-item>
        <text:list-item>
          <text:p text:style-name="P84">Multi linguale Beschreibung</text:p>
        </text:list-item>
        <text:list-item>
          <text:p text:style-name="P84">Versionierung im Android Market</text:p>
        </text:list-item>
        <text:list-item>
          <text:p text:style-name="P85">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8345327195719414023" text:style-name="WW8Num3">
        <text:list-item>
          <text:p text:style-name="P64">Erstellen von Webapplikationen mit Tomcat, JSP, Spring und Hibernate</text:p>
        </text:list-item>
        <text:list-item>
          <text:p text:style-name="P78">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text:soft-page-break/>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69">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4">Web-basierte Erstellung von RingBackTone (Freizeichen Service) Software für verschiedene Telekom Service Provider.</text:p>
        </text:list-item>
        <text:list-item>
          <text:p text:style-name="P84">Single Sign On Implementierung, Content Upload, Administratoins bzw. Konfigurations Weboberfläche für diverse Services rund um das Telefonieren.</text:p>
        </text:list-item>
        <text:list-item>
          <text:p text:style-name="P8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8">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text:soft-page-break/>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4">Automatische Preisermittlung für diverse Krankenkassen im Süddeutschen Raum</text:p>
        </text:list-item>
        <text:list-item>
          <text:p text:style-name="P84">Aufgabengebiete: Stammdaten, Preisberechnung, Rezept-Positionen Verwaltung, Rahmenverträge, DTA Schlüsselverwaltung.</text:p>
        </text:list-item>
        <text:list-item>
          <text:p text:style-name="P84">Zentrale Aufgaben wie Historienkonzepte, Schlüsselverwaltung</text:p>
        </text:list-item>
        <text:list-item>
          <text:p text:style-name="P84">Erstellen einer Abrechnungs-Software nPROD zur automatisierten Verarbeitung von Rezepten.</text:p>
        </text:list-item>
        <text:list-item>
          <text:p text:style-name="P84">Kommunikation mit der schwach und unterbesetzten Fachabteilung.</text:p>
        </text:list-item>
        <text:list-item>
          <text:p text:style-name="P8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4"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text:soft-page-break/>Logging mit Log4j</text:p>
        </text:list-item>
        <text:list-item>
          <text:p text:style-name="P78">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4">Eigenentwicklung des gesamten Web Shops.</text:p>
        </text:list-item>
        <text:list-item>
          <text:p text:style-name="P84">Der Web Shop ist als Demo-Implementierung für verschiedene, existierende Technologien gedacht und wird permanent mit neuen Frameworks und Technologien erweitert.</text:p>
        </text:list-item>
        <text:list-item>
          <text:p text:style-name="P8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text:soft-page-break/>Zum Teil englische Durchführung</text:p>
        </text:list-item>
      </text:list>
      <text:p text:style-name="P5"/>
      <text:p text:style-name="P5"/>
      <text:p text:style-name="P48">Tätigkeit:</text:p>
      <text:list xml:id="list32778773"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4">Implementierung, Unterstützung der Projektleitung, Beratung auf Basis der bestehenden IT Landschaft.</text:p>
        </text:list-item>
        <text:list-item>
          <text:p text:style-name="P84">Architektonische Analyse und Desgin der bestehenden Software Komponenten und deren Zusammenspiel.</text:p>
        </text:list-item>
        <text:list-item>
          <text:p text:style-name="P84">Aufzeigen von Defiziten in der Kommunikation der verteilten Komponenten.</text:p>
        </text:list-item>
        <text:list-item>
          <text:p text:style-name="P8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text:soft-page-break/></text:p>
      <text:h text:style-name="P9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ext:span></text:span><text:span text:style-name="Absatz-Standardschriftart"><text:span text:style-name="T14">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text:soft-page-break/></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7407511511633175719"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4">Modelgetriebene Analyse und Design der Anforderungen aus dem Fachbereich.</text:p>
        </text:list-item>
        <text:list-item>
          <text:p text:style-name="P84">Umsetzung und Implementierung der Anforderungen aus dem Fachbereich in die Anwendung bis zur Auslieferung der Applikation.</text:p>
        </text:list-item>
        <text:list-item>
          <text:p text:style-name="P84">Entwicklung einer eigenständigen Anwendung auf Basis einer bestehenden Konzeption, Entwurf der Fachklassen und des Kommunikationskonzeptes, Implementierung der Kommunikationsschnittstelle mit verteilten Komponenten.</text:p>
        </text:list-item>
        <text:list-item>
          <text:p text:style-name="P8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69"><text:soft-page-break/>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4">Neuentwicklung von diversen Tools für die Datenpflege und Verwaltung.</text:p>
        </text:list-item>
        <text:list-item>
          <text:p text:style-name="P84">Aufrechterhaltung der Produktion in der Bank. Insbesondere für den Wertpapierhandel und die Massendatenverarbeitung.</text:p>
        </text:list-item>
        <text:list-item>
          <text:p text:style-name="P8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4">Entwicklung von Kundenspezifischen Internetlösungen auf Appletbasis zur Kreditvergabe für eine Bausparkasse.</text:p>
        </text:list-item>
        <text:list-item>
          <text:p text:style-name="P84">Implementierung der Regeln bzw. Vergabekriterien zum Kredit Scoring.</text:p>
        </text:list-item>
        <text:list-item>
          <text:p text:style-name="P84">Umsetzung der Anforderungen aus dem Fachbereich in die Anwendung bis zur Auslieferung der Applikation.</text:p>
        </text:list-item>
        <text:list-item>
          <text:p text:style-name="P8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oft-page-break/><text:span text:style-name="Absatz-Standardschriftart"><text:span text:style-name="T13">Klassenbibliotheken, Internet</text:span></text:span></text:p>
          </table:table-cell>
        </table:table-row>
      </table:table>
      <text:p text:style-name="P16"/>
      <text:p text:style-name="P5"/>
      <text:p text:style-name="P5"/>
      <text:h text:style-name="P9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0285818"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5" text:outline-level="2"/>
      <text:p text:style-name="P2"/>
      <text:p text:style-name="P2"/>
      <text:p text:style-name="P2"/>
      <text:h text:style-name="P9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0299033" text:continue-numbering="true" text:style-name="WW8Num3">
        <text:list-item>
          <text:p text:style-name="P64">Spezifikationen der Softwareanforderungen.</text:p>
        </text:list-item>
        <text:list-item>
          <text:p text:style-name="P64">Kundenbesuche und Abklärung.</text:p>
        </text:list-item>
        <text:list-item>
          <text:p text:style-name="P64"><text:soft-page-break/>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0293671"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0302769"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text:soft-page-break/>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0287416"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19-11-11T10:08:08.57</dc:date>
    <meta:print-date>2003-11-15T09:06:00Z</meta:print-date>
    <meta:editing-cycles>143</meta:editing-cycles>
    <meta:editing-duration>PT5H27M8S</meta:editing-duration>
    <meta:document-statistic meta:table-count="53" meta:image-count="1" meta:object-count="0" meta:page-count="25" meta:paragraph-count="1219" meta:word-count="6589" meta:character-count="47609"/>
    <meta:template xlink:type="simple" xlink:actuate="onRequest" xlink:title="" xlink:href="Normal.dotm"/>
  </office:meta>
</office:document-meta>
</file>